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  <table:table-cell office:value-type="string">
            <text:p>ooxml</text:p>
          </table:table-cell>
          <table:table-cell office:value-type="string">
            <text:p>postgresql</text:p>
          </table:table-cell>
          <table:table-cell office:value-type="string">
            <text:p>emf+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office:annotation draw:style-name="gr1" draw:text-style-name="P2" svg:width="2.898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.3-pre216</text:p>
          </table:table-cell>
          <table:table-cell table:formula="oooc:=SUM([.C12:.Q12])" office:value-type="float" office:value="581">
            <text:p>581</text:p>
          </table:table-cell>
          <table:table-cell office:value-type="float" office:value="383">
            <text:p>383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.3-pre222</text:p>
          </table:table-cell>
          <table:table-cell table:formula="oooc:=SUM([.C13:.Q13])" office:value-type="float" office:value="884">
            <text:p>884</text:p>
          </table:table-cell>
          <table:table-cell office:value-type="float" office:value="400">
            <text:p>40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3" office:value-type="string">
            <text:p>2.4</text:p>
          </table:table-cell>
          <table:table-cell table:formula="oooc:=SUM([.C14:.Q14])" office:value-type="float" office:value="725">
            <text:p>725</text:p>
          </table:table-cell>
          <table:table-cell office:value-type="float" office:value="580">
            <text:p>58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>
            <draw:frame table:end-cell-address="'Patch breakdown'.M36" table:end-x="0.041cm" table:end-y="0.245cm" draw:z-index="0" svg:width="12.737cm" svg:height="8.453cm" svg:x="0.001cm" svg:y="0.205cm">
              <draw:object draw:notify-on-update-of-ranges="'Patch breakdown'.A1:'Patch breakdown'.A1 'Patch breakdown'.A2:'Patch breakdown'.A14 'Patch breakdown'.C1:'Patch breakdown'.C1 'Patch breakdown'.C2:'Patch breakdown'.C14 'Patch breakdown'.D1:'Patch breakdown'.D1 'Patch breakdown'.D2:'Patch breakdown'.D14 'Patch breakdown'.E1:'Patch breakdown'.E1 'Patch breakdown'.E2:'Patch breakdown'.E14 'Patch breakdown'.F1:'Patch breakdown'.F1 'Patch breakdown'.F2:'Patch breakdown'.F14 'Patch breakdown'.G1:'Patch breakdown'.G1 'Patch breakdown'.G2:'Patch breakdown'.G14 'Patch breakdown'.H1:'Patch breakdown'.H1 'Patch breakdown'.H2:'Patch breakdown'.H14 'Patch breakdown'.I1:'Patch breakdown'.I1 'Patch breakdown'.I2:'Patch breakdown'.I14 'Patch breakdown'.J1:'Patch breakdown'.J1 'Patch breakdown'.J2:'Patch breakdown'.J14 'Patch breakdown'.K1:'Patch breakdown'.K1 'Patch breakdown'.K2:'Patch breakdown'.K14 'Patch breakdown'.L1:'Patch breakdown'.L1 'Patch breakdown'.L2:'Patch breakdown'.L14 'Patch breakdown'.M1:'Patch breakdown'.M1 'Patch breakdown'.M2:'Patch breakdown'.M14 'Patch breakdown'.N1:'Patch breakdown'.N1 'Patch breakdown'.N2:'Patch breakdown'.N14 'Patch breakdown'.O1:'Patch breakdown'.O1 'Patch breakdown'.O2:'Patch breakdown'.O14 'Patch breakdown'.P1:'Patch breakdown'.P1 'Patch breakdown'.P2:'Patch breakdown'.P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25.03.2008</text:date>, <text:time>18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16T22:25:26</meta:creation-date>
    <dc:date>2008-03-25T18:29:31</dc:date>
    <dc:language>en-GB</dc:language>
    <meta:editing-cycles>17</meta:editing-cycles>
    <meta:editing-duration>PT1H2M8S</meta:editing-duration>
    <meta:user-defined meta:name="Info 1"/>
    <meta:user-defined meta:name="Info 2"/>
    <meta:user-defined meta:name="Info 3"/>
    <meta:user-defined meta:name="Info 4"/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 draw:fill-color="#d9d9d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maximum="1000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graphic-properties draw:stroke="solid" draw:fill-color="#ff6f0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graphic-properties draw:stroke="solid" draw:fill-color="#80008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graphic-properties draw:stroke="solid" draw:fill-color="#666666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graphic-properties draw:stroke="solid" draw:fill-color="#6b4794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graphic-properties draw:stroke="solid" draw:fill-color="#280099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graphic-properties draw:stroke="solid" draw:fill-color="#7da647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graphic-properties draw:stroke="solid" draw:fill-color="#e6e64c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graphic-properties draw:stroke="solid" draw:fill-color="#ff9966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graphic-properties draw:stroke="solid" draw:fill-color="#00008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graphic-properties draw:stroke="solid" draw:fill-color="#fff0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graphic-properties draw:stroke="solid" draw:fill-color="#00ff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graphic-properties draw:stroke="solid" draw:fill-color="#9999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solid" draw:fill-color="#ff420e" dr3d:edge-rounding="0%"/>
      <style:text-properties fo:font-family="'Albany AMT'" style:font-family-generic="swiss" style:font-pitch="variable" fo:font-size="6pt" style:font-family-asian="Arial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20" style:family="chart">
      <style:graphic-properties draw:stroke="none" draw:fill="none" draw:fill-color="#d9d9d9"/>
    </style:style>
    <style:style style:name="ch21" style:family="chart">
      <style:graphic-properties draw:stroke="none" draw:fill-color="#999999"/>
    </style:style>
  </office:automatic-styles>
  <office:body>
    <office:chart>
      <chart:chart svg:width="12.739cm" svg:height="7.653cm" chart:class="chart:area" chart:style-name="ch1">
        <chart:title svg:x="3.711cm" svg:y="0.152cm" chart:style-name="ch2">
          <text:p>ooo-build patch-set size</text:p>
        </chart:title>
        <chart:legend chart:legend-position="end" svg:x="11.024cm" svg:y="1.966cm" chart:style-name="ch3"/>
        <chart:plot-area chart:style-name="ch4" table:cell-range-address="'Patch breakdown'.$A$1:.$A$14 'Patch breakdown'.$C$1:.$P$14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1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series chart:style-name="ch11">
            <chart:data-point chart:repeated="13"/>
          </chart:series>
          <chart:series chart:style-name="ch12">
            <chart:data-point chart:repeated="13"/>
          </chart:series>
          <chart:series chart:style-name="ch13">
            <chart:data-point chart:repeated="13"/>
          </chart:series>
          <chart:series chart:style-name="ch14">
            <chart:data-point chart:repeated="13"/>
          </chart:series>
          <chart:series chart:style-name="ch15">
            <chart:data-point chart:repeated="13"/>
          </chart:series>
          <chart:series chart:style-name="ch16">
            <chart:data-point chart:repeated="13"/>
          </chart:series>
          <chart:series chart:style-name="ch17">
            <chart:data-point chart:repeated="13"/>
          </chart:series>
          <chart:series chart:style-name="ch18">
            <chart:data-point chart:repeated="13"/>
          </chart:series>
          <chart:series chart:style-name="ch7">
            <chart:data-point chart:repeated="13"/>
          </chart:series>
          <chart:series chart:style-name="ch19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  <table:table-cell office:value-type="string">
                <text:p>ooxml</text:p>
              </table:table-cell>
              <table:table-cell office:value-type="string">
                <text:p>postgresql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16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22</text:p>
              </table:table-cell>
              <table:table-cell office:value-type="float" office:value="400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23">
                <text:p>23</text:p>
              </table:table-cell>
              <table:table-cell office:value-type="float" office:value="291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580">
                <text:p>5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